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1fa821" officeooo:paragraph-rsid="001fa821" style:font-size-asian="18pt" style:font-size-complex="18pt"/>
    </style:style>
    <style:style style:name="P2" style:family="paragraph" style:parent-style-name="Standard">
      <style:text-properties fo:font-size="18pt" officeooo:rsid="0020c486" officeooo:paragraph-rsid="0020c486" style:font-size-asian="18pt" style:font-size-complex="18pt"/>
    </style:style>
    <style:style style:name="P3" style:family="paragraph" style:parent-style-name="Standard">
      <style:text-properties fo:font-size="18pt" officeooo:rsid="0021a8c6" officeooo:paragraph-rsid="0021a8c6" style:font-size-asian="18pt" style:font-size-complex="18pt"/>
    </style:style>
    <style:style style:name="P4" style:family="paragraph" style:parent-style-name="Standard">
      <style:text-properties fo:font-size="18pt" officeooo:rsid="001fa821" officeooo:paragraph-rsid="001fa821" fo:background-color="#ffff00" style:font-size-asian="18pt" style:font-size-complex="18pt"/>
    </style:style>
    <style:style style:name="P5" style:family="paragraph">
      <style:paragraph-properties fo:text-align="center"/>
    </style:style>
    <style:style style:name="P6" style:family="paragraph">
      <loext:graphic-properties draw:fill="none" draw:fill-color="#ffffff"/>
    </style:style>
    <style:style style:name="T1" style:family="text">
      <style:text-properties style:text-position="super 58%"/>
    </style:style>
    <style:style style:name="T2" style:family="text">
      <style:text-properties fo:background-color="#ffff00" loext:char-shading-value="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693in" fo:min-width="0.2945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4165in" fo:min-width="1.381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2681in" fo:min-width="0.4791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0.3693in" fo:min-width="0.2945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984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0.4165in" fo:min-width="1.3819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2681in" fo:min-width="0.56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tity Relationship model</text:p>
      <text:p text:style-name="P1"/>
      <text:p text:style-name="P1">Universe: A description of our world. It is also called: </text:p>
      <text:p text:style-name="P1"><text:tab/>mini-world, </text:p>
      <text:p text:style-name="P1"><text:tab/>universe of speech.</text:p>
      <text:p text:style-name="P1"/>
      <text:p text:style-name="P1">Two abstractions:</text:p>
      <text:p text:style-name="P1"/>
      <text:p text:style-name="P1">1<text:span text:style-name="T1">st</text:span> Entity: individuals/entities/beigns inside a Universe (U).</text:p>
      <text:p text:style-name="P1"/>
      <text:p text:style-name="P1">2<text:span text:style-name="T1">nd</text:span> Relationship: how these entities are related to each other, how do they interact.</text:p>
      <text:p text:style-name="P1"/>
      <text:p text:style-name="P1">The X and the Y form / constitude our Universe.</text:p>
      <text:p text:style-name="P1">X = {xi belongs to X in U}</text:p>
      <text:p text:style-name="P1">Y = {yi belongs to Y in U}</text:p>
      <text:p text:style-name="P1"/>
      <text:p text:style-name="P1"/>
      <text:p text:style-name="P1">The relationship between the Xs and the Ys is our Relationships or R.</text:p>
      <text:p text:style-name="P1"/>
      <text:p text:style-name="P1">R = {&lt;xi, yi&gt; for x in X and y in Y}</text:p>
      <text:p text:style-name="P1"/>
      <text:p text:style-name="P1">Since it is a set, we can not have duplicates.</text:p>
      <text:p text:style-name="P1"><draw:custom-shape text:anchor-type="paragraph" draw:z-index="1" draw:name="Shape 2" draw:style-name="gr7" svg:width="1.3823in" svg:height="0.4169in" svg:x="5.2283in" svg:y="0.2335in"><text:p/><draw:enhanced-geometry svg:viewBox="0 0 21600 21600" draw:type="rectangle" draw:enhanced-path="M 0 0 L 21600 0 21600 21600 0 21600 0 0 Z N"/></draw:custom-shape></text:p>
      <text:p text:style-name="P1">Entities are representeed as squares or rectangles.</text:p>
      <text:p text:style-name="P1"><draw:custom-shape text:anchor-type="paragraph" draw:z-index="0" draw:name="Shape 1" draw:style-name="gr8" svg:width="1.1323in" svg:height="0.535in" svg:x="4.2283in" svg:y="0.061in"><text:p/><draw:enhanced-geometry svg:viewBox="0 0 21600 21600" draw:glue-points="10800 0 0 10800 10800 21600 21600 10800" draw:text-areas="5400 5400 16200 16200" draw:type="diamond" draw:enhanced-path="M 10800 0 L 21600 10800 10800 21600 0 10800 10800 0 Z N"/></draw:custom-shape>Relationships are represented as rombos </text:p>
      <text:p text:style-name="P1"/>
      <text:p text:style-name="P1"><draw:custom-shape text:anchor-type="paragraph" draw:z-index="2" draw:name="Shape 3" draw:style-name="gr3" svg:width="1.3823in" svg:height="0.4169in" svg:x="0.3744in" svg:y="0.5807in"><text:p><text:s text:c="16"/>X</text:p><draw:enhanced-geometry svg:viewBox="0 0 21600 21600" draw:type="rectangle" draw:enhanced-path="M 0 0 L 21600 0 21600 21600 0 21600 0 0 Z N"/></draw:custom-shape><draw:line text:anchor-type="paragraph" draw:z-index="4" draw:name="Line 1" draw:style-name="gr1" draw:text-style-name="P5" svg:x1="1.7563in" svg:y1="0.7571in" svg:x2="4.0827in" svg:y2="0.8614in"><text:p/></draw:line><draw:custom-shape text:anchor-type="paragraph" draw:z-index="3" draw:name="Shape 4" draw:style-name="gr3" svg:width="1.3823in" svg:height="0.4169in" svg:x="4.0827in" svg:y="0.65in"><text:p><text:s text:c="15"/>Y</text:p><draw:enhanced-geometry svg:viewBox="0 0 21600 21600" draw:type="rectangle" draw:enhanced-path="M 0 0 L 21600 0 21600 21600 0 21600 0 0 Z N"/></draw:custom-shape><text:tab/><text:tab/><text:tab/><text:tab/><text:tab/><text:tab/><text:tab/><text:tab/><text:tab/><text:tab/><text:tab/><text:tab/><text:tab/></text:p>
      <text:p text:style-name="P1">This is <text:span text:style-name="T2">incorrect for ERD</text:span></text:p>
      <text:p text:style-name="P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
      <text:p text:style-name="P1"><draw:custom-shape text:anchor-type="paragraph" draw:z-index="6" draw:name="Shape 6" draw:style-name="gr3" svg:width="1.3823in" svg:height="0.4169in" svg:x="4.3465in" svg:y="0.2181in"><text:p><text:s text:c="15"/>Y</text:p><draw:enhanced-geometry svg:viewBox="0 0 21600 21600" draw:type="rectangle" draw:enhanced-path="M 0 0 L 21600 0 21600 21600 0 21600 0 0 Z N"/></draw:custom-shape><text:soft-page-break/>The correct way would be:</text:p>
      <text:p text:style-name="P1"><draw:custom-shape text:anchor-type="paragraph" draw:z-index="5" draw:name="Shape 5" draw:style-name="gr3" svg:width="1.3823in" svg:height="0.4169in" svg:x="0.0272in" svg:y="0.1945in"><text:p><text:s text:c="16"/>X</text:p><draw:enhanced-geometry svg:viewBox="0 0 21600 21600" draw:type="rectangle" draw:enhanced-path="M 0 0 L 21600 0 21600 21600 0 21600 0 0 Z N"/></draw:custom-shape><draw:custom-shape text:anchor-type="paragraph" draw:z-index="7" draw:name="Shape 7" draw:style-name="gr4" svg:width="0.9587in" svg:height="0.535in" svg:x="2.1937in" svg:y="0.1543in"><text:p><text:s/><text:s/><text:s/><text:s/>R</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9" draw:name="Line 2" draw:style-name="gr1" draw:text-style-name="P5" svg:x1="3.152in" svg:y1="0.4209in" svg:x2="4.3465in" svg:y2="0.1638in"><text:p/></draw:line><draw:frame text:anchor-type="paragraph" draw:z-index="10" draw:name="Text Frame 1" draw:style-name="gr6" draw:text-style-name="P6" svg:width="0.5142in" svg:height="0.2988in" svg:x="1.6799in" svg:y="0.1291in"><draw:text-box><text:p>R1</text:p></draw:text-box></draw:frame><draw:frame text:anchor-type="paragraph" draw:z-index="11" draw:name="Text Frame 2" draw:style-name="gr6" draw:text-style-name="P6" svg:width="0.5142in" svg:height="0.2988in" svg:x="3.4437in" svg:y="0.122in"><draw:text-box><text:p>R2</text:p></draw:text-box></draw:frame></text:p>
      <text:p text:style-name="P1"><draw:line text:anchor-type="paragraph" draw:z-index="8" draw:name="Horizontal line 1" draw:style-name="gr1" draw:text-style-name="P5" svg:x1="1.4091in" svg:y1="0.1402in" svg:x2="2.2354in" svg:y2="0.1402in"><text:p/></draw:lin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The lines that connect the relationships with the entities are called roles.</text:p>
      <text:p text:style-name="P2">I can have the following database. ERD represents abstractions of the database.</text:p>
      <text:p text:style-name="P2"><draw:custom-shape text:anchor-type="paragraph" draw:z-index="12" draw:name="Shape 8" draw:style-name="gr3" svg:width="1.3823in" svg:height="0.4169in" svg:x="0.0272in" svg:y="0.1945in"><text:p><text:s text:c="16"/>X</text:p><draw:enhanced-geometry svg:viewBox="0 0 21600 21600" draw:type="rectangle" draw:enhanced-path="M 0 0 L 21600 0 21600 21600 0 21600 0 0 Z N"/></draw:custom-shape></text:p>
      <text:p text:style-name="P2"/>
      <text:p text:style-name="P2"/>
      <text:p text:style-name="P2">Or </text:p>
      <text:p text:style-name="P2"><draw:custom-shape text:anchor-type="paragraph" draw:z-index="13" draw:name="Shape 9" draw:style-name="gr3" svg:width="1.3823in" svg:height="0.4169in" svg:x="0.0272in" svg:y="0.1945in"><text:p><text:s text:c="16"/>Y</text:p><draw:enhanced-geometry svg:viewBox="0 0 21600 21600" draw:type="rectangle" draw:enhanced-path="M 0 0 L 21600 0 21600 21600 0 21600 0 0 Z N"/></draw:custom-shap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But I cannot have the following as a database:</text:p>
      <text:p text:style-name="P2"/>
      <text:p text:style-name="P2"><draw:custom-shape text:anchor-type="paragraph" draw:z-index="14" draw:name="Shape 10" draw:style-name="gr4" svg:width="0.9587in" svg:height="0.535in" svg:x="2.1937in" svg:y="0.1543in"><text:p><text:s text:c="4"/>R</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draw:custom-shape text:anchor-type="paragraph" draw:z-index="15" draw:name="Shape 11" draw:style-name="gr4" svg:width="0.9587in" svg:height="0.535in" svg:x="2.1937in" svg:y="0.1543in"><text:p><text:s text:c="4"/>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6" draw:name="Shape 12" draw:style-name="gr3" svg:width="1.3823in" svg:height="0.4169in" svg:x="0.0272in" svg:y="0.1945in"><text:p><text:s text:c="16"/>X</text:p><draw:enhanced-geometry svg:viewBox="0 0 21600 21600" draw:type="rectangle" draw:enhanced-path="M 0 0 L 21600 0 21600 21600 0 21600 0 0 Z N"/></draw:custom-shape><draw:line text:anchor-type="paragraph" draw:z-index="17" draw:name="Line 3" draw:style-name="gr1" draw:text-style-name="P5" svg:x1="1.0063in" svg:y1="0.611in" svg:x2="2.6591in" svg:y2="0.689in"><text:p/></draw:line><draw:line text:anchor-type="paragraph" draw:z-index="18" draw:name="Line 4" draw:style-name="gr1" draw:text-style-name="P5" svg:x1="1.4091in" svg:y1="0.3528in" svg:x2="2.6591in" svg:y2="0.1543in"><text:p/></draw:lin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There are attributes to the entities. These can give the entities certain identification and ID.</text:p>
      <text:p text:style-name="P2"/>
      <text:p text:style-name="P2"><draw:custom-shape text:anchor-type="paragraph" draw:z-index="19" draw:name="Shape 13" draw:style-name="gr5" svg:width="0.4169in" svg:height="0.5213in" svg:x="6.5618in" svg:y="0.0764in"><text:p/><draw:enhanced-geometry svg:viewBox="0 0 21600 21600" draw:glue-points="10800 0 3163 3163 0 10800 3163 18437 10800 21600 18437 18437 21600 10800 18437 3163" draw:text-areas="3163 3163 18437 18437" draw:type="ellipse" draw:enhanced-path="U 10800 10800 10800 10800 0 360 Z N"/></draw:custom-shape>These attributes are represented as circles in our ERD diagrams</text:p>
      <text:p text:style-name="P2"><draw:custom-shape text:anchor-type="paragraph" draw:z-index="23" draw:name="Shape 17" draw:style-name="gr2" svg:width="0.4169in" svg:height="0.5213in" svg:x="-0.0563in" svg:y="0.1209in"><text:p><text:s/>A1</text: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 18" draw:style-name="gr2" svg:width="0.4169in" svg:height="0.5213in" svg:x="0.8953in" svg:y="0.0791in"><text:p><text:s/>A2</text: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19" draw:style-name="gr2" svg:width="0.4169in" svg:height="0.5213in" svg:x="2.3118in" svg:y="0.0402in"><text:p><text:s/>A3</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text:tab/><text:tab/><text:tab/><text:tab/><text:tab/><text:tab/><text:tab/></text:p>
      <text:p text:style-name="P2"><draw:line text:anchor-type="paragraph" draw:z-index="26" draw:name="Line 7" draw:style-name="gr1" draw:text-style-name="P5" svg:x1="0.6244in" svg:y1="0.4819in" svg:x2="0.9717in" svg:y2="0.2098in"><text:p/></draw:line><draw:line text:anchor-type="paragraph" draw:z-index="28" draw:name="Line 5" draw:style-name="gr1" draw:text-style-name="P5" svg:x1="2.7772in" svg:y1="0.4071in" svg:x2="2.6244in" svg:y2="0.2252in"><text:p/></draw:line></text:p>
      <text:p text:style-name="P2"><draw:custom-shape text:anchor-type="paragraph" draw:z-index="20" draw:name="Shape 14" draw:style-name="gr3" svg:width="1.3823in" svg:height="0.4169in" svg:x="0.0272in" svg:y="0.1945in"><text:p><text:s text:c="16"/>X</text:p><draw:enhanced-geometry svg:viewBox="0 0 21600 21600" draw:type="rectangle" draw:enhanced-path="M 0 0 L 21600 0 21600 21600 0 21600 0 0 Z N"/></draw:custom-shape><draw:custom-shape text:anchor-type="paragraph" draw:z-index="21" draw:name="Shape 15" draw:style-name="gr4" svg:width="0.9587in" svg:height="0.535in" svg:x="2.2772in" svg:y="0.1193in"><text:p><text:s text:c="4"/>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2" draw:name="Shape 16" draw:style-name="gr3" svg:width="1.3823in" svg:height="0.4169in" svg:x="4.3673in" svg:y="0.1874in"><text:p><text:s text:c="16"/>Y</text:p><draw:enhanced-geometry svg:viewBox="0 0 21600 21600" draw:type="rectangle" draw:enhanced-path="M 0 0 L 21600 0 21600 21600 0 21600 0 0 Z N"/></draw:custom-shape><draw:line text:anchor-type="paragraph" draw:z-index="25" draw:name="Line 6" draw:style-name="gr1" draw:text-style-name="P5" svg:x1="0.3953in" svg:y1="0.1945in" svg:x2="0.2425in" svg:y2="0.0126in"><text:p/></draw:line></text:p>
      <text:p text:style-name="P2"><draw:line text:anchor-type="paragraph" draw:z-index="29" draw:name="Line 8" draw:style-name="gr1" draw:text-style-name="P5" svg:x1="2.2772in" svg:y1="0.0862in" svg:x2="1.4091in" svg:y2="0.128in"><text:p/></draw:line><draw:line text:anchor-type="paragraph" draw:z-index="30" draw:name="Line 9" draw:style-name="gr1" draw:text-style-name="P5" svg:x1="3.2354in" svg:y1="0.1205in" svg:x2="4.3673in" svg:y2="0.072in"><text:p/></draw:line></text:p>
      <text:p text:style-name="P3"><text:soft-page-break/>These attributes can also be for our relationships.</text:p>
      <text:p text:style-name="P3">You cannot have two values from the Xs to the Ys.</text:p>
      <text:p text:style-name="P3">If you want to have this (two values from Xs and Ys that are the same but we are only changing the value if attribute a3), it’s possible that you need to have a new entity.</text:p>
      <text:p text:style-name="P3"><draw:custom-shape text:anchor-type="paragraph" draw:z-index="36" draw:name="Shape 23" draw:style-name="gr2" svg:width="0.4169in" svg:height="0.5213in" svg:x="0.1035in" svg:y="0.1516in"><text:p><text:s/>A1</text: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 24" draw:style-name="gr2" svg:width="0.4169in" svg:height="0.5213in" svg:x="1.0547in" svg:y="0.1098in"><text:p><text:s/>A2</text:p><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39" draw:name="Line 13" draw:style-name="gr1" draw:text-style-name="P5" svg:x1="0.7839in" svg:y1="0.4819in" svg:x2="1.1311in" svg:y2="0.2098in"><text:p/></draw:line></text:p>
      <text:p text:style-name="P3"><draw:custom-shape text:anchor-type="paragraph" draw:z-index="31" draw:name="Shape 20" draw:style-name="gr3" svg:width="1.3823in" svg:height="0.4169in" svg:x="0.0272in" svg:y="0.1945in"><text:p><text:s text:c="16"/>X</text:p><draw:enhanced-geometry svg:viewBox="0 0 21600 21600" draw:type="rectangle" draw:enhanced-path="M 0 0 L 21600 0 21600 21600 0 21600 0 0 Z N"/></draw:custom-shape><draw:custom-shape text:anchor-type="paragraph" draw:z-index="32" draw:name="Shape 21" draw:style-name="gr4" svg:width="0.9587in" svg:height="0.535in" svg:x="2.2772in" svg:y="0.1193in"><text:p><text:s text:c="4"/>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3" draw:name="Shape 22" draw:style-name="gr3" svg:width="1.3823in" svg:height="0.4169in" svg:x="4.3673in" svg:y="0.1874in"><text:p><text:s text:c="16"/>Y</text:p><draw:enhanced-geometry svg:viewBox="0 0 21600 21600" draw:type="rectangle" draw:enhanced-path="M 0 0 L 21600 0 21600 21600 0 21600 0 0 Z N"/></draw:custom-shape><draw:line text:anchor-type="paragraph" draw:z-index="38" draw:name="Line 12" draw:style-name="gr1" draw:text-style-name="P5" svg:x1="0.5756in" svg:y1="0.2264in" svg:x2="0.4228in" svg:y2="0.0445in"><text:p/></draw:line></text:p>
      <text:p text:style-name="P3"><draw:line text:anchor-type="paragraph" draw:z-index="34" draw:name="Line 10" draw:style-name="gr1" draw:text-style-name="P5" svg:x1="2.3189in" svg:y1="0.0972in" svg:x2="1.4508in" svg:y2="0.139in"><text:p/></draw:line><draw:line text:anchor-type="paragraph" draw:z-index="35" draw:name="Line 11" draw:style-name="gr1" draw:text-style-name="P5" svg:x1="3.2354in" svg:y1="0.1248in" svg:x2="4.3673in" svg:y2="0.0764in"><text:p/></draw:line></text:p>
      <text:p text:style-name="P3"><draw:custom-shape text:anchor-type="paragraph" draw:z-index="40" draw:name="Shape 25" draw:style-name="gr3" svg:width="1.3823in" svg:height="0.4169in" svg:x="2.0409in" svg:y="0.2417in"><text:p><text:s text:c="12"/><text:s text:c="4"/>Z</text:p><draw:enhanced-geometry svg:viewBox="0 0 21600 21600" draw:type="rectangle" draw:enhanced-path="M 0 0 L 21600 0 21600 21600 0 21600 0 0 Z N"/></draw:custom-shape><draw:line text:anchor-type="paragraph" draw:z-index="41" draw:name="Vertical line 1" draw:style-name="gr1" draw:text-style-name="P5" svg:x1="2.7563in" svg:y1="0.2417in" svg:x2="2.7563in" svg:y2="0.0472in"><text:p/></draw:line></text:p>
      <text:p text:style-name="P2"><draw:custom-shape text:anchor-type="paragraph" draw:z-index="42" draw:name="Shape 26" draw:style-name="gr2" svg:width="0.4169in" svg:height="0.5213in" svg:x="2.9161in" svg:y="0.5736in"><text:p><text:s/>A3</text:p><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3" draw:name="Line 14" draw:style-name="gr1" draw:text-style-name="P5" svg:x1="2.7909in" svg:y1="0.3709in" svg:x2="3.0339in" svg:y2="0.5736in"><text:p/></draw:line><text:tab/><text:tab/><text:tab/><text:tab/><text:tab/><text:tab/><text:tab/><text:tab/><text:tab/><text:tab/><text:tab/><text:tab/><text:tab/><text:tab/><text:tab/><text:tab/><text:tab/><text:tab/><text:tab/><text:tab/><text:tab/></text:p>
      <text:p text:style-name="P2"><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08:38:17.292919583</meta:creation-date>
    <dc:date>2023-09-29T11:28:02.290151109</dc:date>
    <meta:editing-duration>PT2H2M4S</meta:editing-duration>
    <meta:editing-cycles>1</meta:editing-cycles>
    <meta:document-statistic meta:table-count="0" meta:image-count="0" meta:object-count="0" meta:page-count="3" meta:paragraph-count="35" meta:word-count="237" meta:character-count="1630" meta:non-whitespace-character-count="1088"/>
    <meta:generator>LibreOffice/7.3.7.2$Linux_X86_64 LibreOffice_project/30$Build-2</meta:generator>
  </office:meta>
</office:document-meta>
</file>